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onospace" svg:font-family="Monospace, 'Times New Roman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401cm" style:auto-text-indent="false"/>
      <style:text-properties fo:font-size="15pt" fo:font-style="italic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margin-left="2.6cm" fo:margin-right="0cm" fo:text-indent="-0.6cm" style:auto-text-indent="false">
        <style:tab-stops>
          <style:tab-stop style:position="8.202cm"/>
        </style:tab-stops>
      </style:paragraph-properties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cm" fo:margin-right="0cm" fo:text-indent="1.401cm" style:auto-text-indent="false"/>
    </style:style>
    <style:style style:name="P9" style:family="paragraph" style:parent-style-name="Standard">
      <style:paragraph-properties fo:margin-left="0cm" fo:margin-right="0cm" fo:text-indent="1.401cm" style:auto-text-indent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left="0cm" fo:margin-right="0cm" fo:text-indent="1.401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indent="1.401cm" style:auto-text-indent="false"/>
      <style:text-properties fo:font-size="15pt" fo:font-style="italic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8.202cm"/>
          <style:tab-stop style:position="10.804cm"/>
        </style:tab-stops>
      </style:paragraph-properties>
    </style:style>
    <style:style style:name="P13" style:family="paragraph" style:parent-style-name="Standard" style:list-style-name="WW8Num2">
      <style:paragraph-properties fo:margin-left="2.6cm" fo:margin-right="0cm" fo:text-indent="-0.6cm" style:auto-text-indent="false"/>
    </style:style>
    <style:style style:name="P14" style:family="paragraph" style:parent-style-name="Standard" style:list-style-name="WW8Num3">
      <style:paragraph-properties fo:margin-left="2.6cm" fo:margin-right="0cm" fo:text-indent="-0.6cm" style:auto-text-indent="false"/>
    </style:style>
    <style:style style:name="P15" style:family="paragraph" style:parent-style-name="Standard" style:list-style-name="WW8Num4">
      <style:paragraph-properties fo:margin-left="2.6cm" fo:margin-right="0cm" fo:text-indent="-0.6cm" style:auto-text-indent="false"/>
    </style:style>
    <style:style style:name="P16" style:family="paragraph" style:parent-style-name="Standard">
      <style:paragraph-properties fo:margin-left="2.6cm" fo:margin-right="0cm" fo:text-indent="-0.6cm" style:auto-text-indent="false"/>
      <style:text-properties fo:font-style="italic" style:font-style-asian="italic" style:font-style-complex="italic"/>
    </style:style>
    <style:style style:name="P17" style:family="paragraph" style:parent-style-name="Standard" style:list-style-name="WW8Num5">
      <style:paragraph-properties fo:margin-left="2.6cm" fo:margin-right="0cm" fo:text-indent="-0.6cm" style:auto-text-indent="false">
        <style:tab-stops>
          <style:tab-stop style:position="8.202cm"/>
        </style:tab-stops>
      </style:paragraph-properties>
    </style:style>
    <style:style style:name="P18" style:family="paragraph" style:parent-style-name="Standard" style:list-style-name="WW8Num5">
      <style:paragraph-properties fo:margin-left="2.6cm" fo:margin-right="0cm" fo:text-indent="-0.6cm" style:auto-text-indent="false">
        <style:tab-stops>
          <style:tab-stop style:position="8.202cm"/>
        </style:tab-stops>
      </style:paragraph-properties>
      <style:text-properties fo:language="en" fo:country="US"/>
    </style:style>
    <style:style style:name="P19" style:family="paragraph" style:parent-style-name="Standard">
      <style:paragraph-properties fo:margin-left="2.6cm" fo:margin-right="0cm" fo:text-indent="-0.6cm" style:auto-text-indent="false"/>
      <style:text-properties style:text-underline-style="solid" style:text-underline-width="auto" style:text-underline-color="font-color"/>
    </style:style>
    <style:style style:name="P20" style:family="paragraph" style:parent-style-name="Standard">
      <style:paragraph-properties fo:margin-left="2.6cm" fo:margin-right="0cm" fo:text-indent="-0.6cm" style:auto-text-indent="false">
        <style:tab-stops>
          <style:tab-stop style:position="8.202cm"/>
        </style:tab-stops>
      </style:paragraph-properties>
    </style:style>
    <style:style style:name="P21" style:family="paragraph" style:parent-style-name="Standard" style:list-style-name="WW8Num5">
      <style:paragraph-properties fo:margin-left="2.6cm" fo:margin-right="0cm" fo:text-indent="-0.6cm" style:auto-text-indent="false">
        <style:tab-stops>
          <style:tab-stop style:position="8.202cm"/>
        </style:tab-stops>
      </style:paragraph-properties>
    </style:style>
    <style:style style:name="P22" style:family="paragraph" style:parent-style-name="Standard">
      <style:paragraph-properties fo:margin-left="1.3cm" fo:margin-right="0cm" fo:text-indent="-1.3cm" style:auto-text-indent="false"/>
    </style:style>
    <style:style style:name="P23" style:family="paragraph" style:parent-style-name="Standard">
      <style:paragraph-properties fo:margin-left="1.3cm" fo:margin-right="0cm" fo:text-indent="-1.3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1.3cm" fo:margin-right="0cm" fo:text-indent="0cm" style:auto-text-indent="false"/>
    </style:style>
    <style:style style:name="P25" style:family="paragraph" style:parent-style-name="Standard">
      <style:paragraph-properties fo:margin-left="1.3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1.3cm" fo:margin-right="0cm" fo:text-indent="0cm" style:auto-text-indent="false">
        <style:tab-stops>
          <style:tab-stop style:position="4.897cm"/>
        </style:tab-stops>
      </style:paragraph-properties>
    </style:style>
    <style:style style:name="P27" style:family="paragraph" style:parent-style-name="Standard">
      <style:paragraph-properties fo:margin-left="1.3cm" fo:margin-right="0cm" fo:text-indent="0cm" style:auto-text-indent="false"/>
      <style:text-properties fo:font-style="italic" style:font-style-asian="italic" style:font-style-complex="italic"/>
    </style:style>
    <style:style style:name="P28" style:family="paragraph" style:parent-style-name="Standard">
      <style:paragraph-properties fo:keep-with-next="always"/>
    </style:style>
    <style:style style:name="P29" style:family="paragraph" style:parent-style-name="Standard">
      <style:paragraph-properties fo:keep-with-next="always">
        <style:tab-stops>
          <style:tab-stop style:position="8.202cm"/>
        </style:tab-stops>
      </style:paragraph-properties>
      <style:text-properties style:text-underline-style="solid" style:text-underline-width="auto" style:text-underline-color="font-color"/>
    </style:style>
    <style:style style:name="P30" style:family="paragraph" style:parent-style-name="Standard">
      <style:paragraph-properties fo:margin-left="2.701cm" fo:margin-right="0cm" fo:text-indent="-0.6cm" style:auto-text-indent="false">
        <style:tab-stops>
          <style:tab-stop style:position="8.202cm"/>
          <style:tab-stop style:position="10.804cm"/>
        </style:tab-stops>
      </style:paragraph-properties>
    </style:style>
    <style:style style:name="P31" style:family="paragraph" style:parent-style-name="Standard" style:list-style-name="WW8Num5">
      <style:paragraph-properties fo:margin-left="2.701cm" fo:margin-right="0cm" fo:text-indent="-0.6cm" style:auto-text-indent="false">
        <style:tab-stops>
          <style:tab-stop style:position="8.202cm"/>
          <style:tab-stop style:position="10.804cm"/>
        </style:tab-stops>
      </style:paragraph-properties>
    </style:style>
    <style:style style:name="P32" style:family="paragraph" style:parent-style-name="Standard" style:master-page-name="Standard">
      <style:paragraph-properties fo:text-align="end" style:justify-single-word="false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0ff576"/>
    </style:style>
    <style:style style:name="T2" style:family="text">
      <style:text-properties fo:color="#000000" style:font-name="Monospace" fo:font-size="10pt" fo:language="en" fo:country="US" style:font-size-asian="10pt" style:font-name-complex="Monospac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f576" style:font-weight-asian="bold" style:font-weight-complex="bold"/>
    </style:style>
    <style:style style:name="T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0ff576" style:font-weight-asian="bold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officeooo:rsid="001186c4"/>
    </style:style>
    <style:style style:name="T15" style:family="text">
      <style:text-properties fo:color="#000000" style:font-name="Monospace" fo:font-size="10pt" fo:language="en" fo:country="US" style:font-size-asian="10pt" style:font-name-complex="Monospace"/>
    </style:style>
    <style:style style:name="T16" style:family="text">
      <style:text-properties fo:color="#000000" style:font-name="Monospace" fo:font-size="10pt" fo:language="en" fo:country="US" officeooo:rsid="000ff576" style:font-size-asian="10pt" style:font-name-complex="Monospace"/>
    </style:style>
    <style:style style:name="T17" style:family="text">
      <style:text-properties fo:color="#000000" style:font-name="Monospace" fo:font-size="10pt" fo:language="en" fo:country="US" officeooo:rsid="00102dbd" style:font-size-asian="10pt" style:font-name-complex="Monospace"/>
    </style:style>
    <style:style style:name="T18" style:family="text">
      <style:text-properties fo:color="#000000" style:font-name="Monospace" fo:font-size="10pt" fo:language="en" fo:country="US" officeooo:rsid="001186c4" style:font-size-asian="10pt" style:font-name-complex="Monospace"/>
    </style:style>
    <style:style style:name="T19" style:family="text">
      <style:text-properties fo:color="#000000" style:font-name="Monospace" fo:font-size="10pt" style:font-size-asian="10pt" style:font-name-complex="Monospace"/>
    </style:style>
    <style:style style:name="T20" style:family="text">
      <style:text-properties fo:color="#000000" style:font-name-complex="Liberation Serif1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officeooo:rsid="000ff576"/>
    </style:style>
  </office:automatic-styles>
  <office:body>
    <office:text text:use-soft-page-breaks="true">
      <office:forms form:automatic-focus="false" form:apply-design-mode="false"/>
      <text:tracked-changes>
        <text:changed-region xml:id="ct83769232" text:id="ct83769232">
          <text:insertion>
            <office:change-info>
              <dc:creator>Unknown Author</dc:creator>
              <dc:date>2017-11-07T20:49:00</dc:date>
            </office:change-info>
          </text:insertion>
        </text:changed-region>
        <text:changed-region xml:id="ct82634208" text:id="ct82634208">
          <text:deletion>
            <office:change-info>
              <dc:creator>Unknown Author</dc:creator>
              <dc:date>2017-11-07T20:49:00</dc:date>
            </office:change-info>
            <text:p text:style-name="P1"><text:span text:style-name="T1">3</text:span></text:p>
          </text:deletion>
        </text:changed-region>
        <text:changed-region xml:id="ct102277696" text:id="ct102277696">
          <text:insertion>
            <office:change-info>
              <dc:creator>Unknown Author</dc:creator>
              <dc:date>2017-11-07T20:50:00</dc:date>
            </office:change-info>
          </text:insertion>
        </text:changed-region>
        <text:changed-region xml:id="ct88302000" text:id="ct88302000">
          <text:deletion>
            <office:change-info>
              <dc:creator>Unknown Author</dc:creator>
              <dc:date>2017-11-07T20:50:00</dc:date>
            </office:change-info>
            <text:p text:style-name="P2"><text:span text:style-name="T2">2</text:span></text:p>
          </text:deletion>
        </text:changed-region>
        <text:changed-region xml:id="ct99852448" text:id="ct99852448">
          <text:deletion>
            <office:change-info>
              <dc:creator>Unknown Author</dc:creator>
              <dc:date>2017-11-07T20:52:00</dc:date>
            </office:change-info>
            <text:p text:style-name="P3"><text:span text:style-name="T3">8</text:span></text:p>
          </text:deletion>
        </text:changed-region>
        <text:changed-region xml:id="ct96917760" text:id="ct96917760">
          <text:insertion>
            <office:change-info>
              <dc:creator>Unknown Author</dc:creator>
              <dc:date>2017-11-07T20:52:00</dc:date>
            </office:change-info>
          </text:insertion>
        </text:changed-region>
        <text:changed-region xml:id="ct81229520" text:id="ct81229520">
          <text:deletion>
            <office:change-info>
              <dc:creator>Unknown Author</dc:creator>
              <dc:date>2017-11-07T20:54:00</dc:date>
            </office:change-info>
            <text:p text:style-name="P2"><text:span text:style-name="T4">28</text:span></text:p>
          </text:deletion>
        </text:changed-region>
        <text:changed-region xml:id="ct86733600" text:id="ct86733600">
          <text:insertion>
            <office:change-info>
              <dc:creator>Unknown Author</dc:creator>
              <dc:date>2017-11-07T20:54:00</dc:date>
            </office:change-info>
          </text:insertion>
        </text:changed-region>
        <text:changed-region xml:id="ct99826080" text:id="ct99826080">
          <text:deletion>
            <office:change-info>
              <dc:creator>Unknown Author</dc:creator>
              <dc:date>2017-11-07T20:52:00</dc:date>
            </office:change-info>
            <text:p text:style-name="P3"><text:span text:style-name="T5">9</text:span></text:p>
          </text:deletion>
        </text:changed-region>
        <text:changed-region xml:id="ct99489056" text:id="ct99489056">
          <text:insertion>
            <office:change-info>
              <dc:creator>Unknown Author</dc:creator>
              <dc:date>2017-11-07T20:52:00</dc:date>
            </office:change-info>
          </text:insertion>
        </text:changed-region>
        <text:changed-region xml:id="ct83807248" text:id="ct83807248">
          <text:deletion>
            <office:change-info>
              <dc:creator>Unknown Author</dc:creator>
              <dc:date>2017-11-07T20:54:00</dc:date>
            </office:change-info>
            <text:p text:style-name="P2"><text:span text:style-name="T4">28</text:span></text:p>
          </text:deletion>
        </text:changed-region>
        <text:changed-region xml:id="ct99529696" text:id="ct99529696">
          <text:insertion>
            <office:change-info>
              <dc:creator>Unknown Author</dc:creator>
              <dc:date>2017-11-07T20:54:00</dc:date>
            </office:change-info>
          </text:insertion>
        </text:changed-region>
        <text:changed-region xml:id="ct97078544" text:id="ct97078544">
          <text:deletion>
            <office:change-info>
              <dc:creator>Unknown Author</dc:creator>
              <dc:date>2017-11-07T20:53:00</dc:date>
            </office:change-info>
            <text:p text:style-name="P2"><text:span text:style-name="T2">2</text:span></text:p>
          </text:deletion>
        </text:changed-region>
        <text:changed-region xml:id="ct99743760" text:id="ct99743760">
          <text:insertion>
            <office:change-info>
              <dc:creator>Unknown Author</dc:creator>
              <dc:date>2017-11-07T20:53:00</dc:date>
            </office:change-info>
          </text:insertion>
        </text:changed-region>
        <text:changed-region xml:id="ct103829968" text:id="ct103829968">
          <text:deletion>
            <office:change-info>
              <dc:creator>Unknown Author</dc:creator>
              <dc:date>2017-11-07T20:52:00</dc:date>
            </office:change-info>
            <text:p text:style-name="P3"><text:span text:style-name="T3">9</text:span></text:p>
          </text:deletion>
        </text:changed-region>
        <text:changed-region xml:id="ct100762864" text:id="ct100762864">
          <text:insertion>
            <office:change-info>
              <dc:creator>Unknown Author</dc:creator>
              <dc:date>2017-11-07T20:52:00</dc:date>
            </office:change-info>
          </text:insertion>
        </text:changed-region>
        <text:changed-region xml:id="ct83506048" text:id="ct83506048">
          <text:deletion>
            <office:change-info>
              <dc:creator>Unknown Author</dc:creator>
              <dc:date>2017-11-07T20:54:00</dc:date>
            </office:change-info>
            <text:p text:style-name="P2"><text:span text:style-name="T4">28</text:span></text:p>
          </text:deletion>
        </text:changed-region>
        <text:changed-region xml:id="ct99200240" text:id="ct99200240">
          <text:insertion>
            <office:change-info>
              <dc:creator>Unknown Author</dc:creator>
              <dc:date>2017-11-07T20:54:00</dc:date>
            </office:change-info>
          </text:insertion>
        </text:changed-region>
        <text:changed-region xml:id="ct83955296" text:id="ct83955296">
          <text:deletion>
            <office:change-info>
              <dc:creator>Unknown Author</dc:creator>
              <dc:date>2017-11-07T20:54:00</dc:date>
            </office:change-info>
            <text:p text:style-name="P2"><text:span text:style-name="T2">E</text:span></text:p>
          </text:deletion>
        </text:changed-region>
        <text:changed-region xml:id="ct79918096" text:id="ct79918096">
          <text:insertion>
            <office:change-info>
              <dc:creator>Unknown Author</dc:creator>
              <dc:date>2017-11-07T20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05-05/17 <text:s/>Приложение №3</text:p>
      <text:p text:style-name="P5"/>
      <text:p text:style-name="P7"><text:span text:style-name="T8">Bluetooth</text:span><text:span text:style-name="T9">-профиль контроллера аппаратного модуля датчиков.</text:span></text:p>
      <text:p text:style-name="P6"/>
      <text:p text:style-name="P4">Сервис, характеристики, дескрипторы, представление данных.</text:p>
      <text:p text:style-name="Standard"/>
      <text:p text:style-name="P8">Краткое описание профиля, используемого для обмена информацией между <text:s/>контроллер (далее "сервер") и мобильным устройством (далее "клиент"). Роль сервера соответствует роли "<text:span text:style-name="T4">Server</text:span>" по спецификации <text:span text:style-name="T4">Generic</text:span> Attribute <text:span text:style-name="T4">Profile</text:span> (GATT), а роль клиента соответствует роли <text:s/>"<text:span text:style-name="T4">Client</text:span>" по спецификации <text:span text:style-name="T4">GATT</text:span>. </text:p>
      <text:p text:style-name="P8"/>
      <text:p text:style-name="P8">Локальное<text:span text:style-name="T4"> </text:span>имя<text:span text:style-name="T4">:<text:tab/><text:tab/>"ITM-01" (Indigosystem temperature meter)</text:span></text:p>
      <text:p text:style-name="P8"><text:span text:style-name="T4">BT</text:span>-адрес сервера: <text:tab/><text:tab/>"<text:span text:style-name="T4">Public</text:span>" <text:s text:c="2"/>"<text:span text:style-name="T4">AA</text:span>-00-00-E1-80-02".</text:p>
      <text:p text:style-name="P8"/>
      <text:p text:style-name="P9">Аутентификационные данные:<text:tab/><text:tab/></text:p>
      <text:list xml:id="list4264045138935289328" text:style-name="WW8Num2">
        <text:list-item>
          <text:p text:style-name="P13"><text:span text:style-name="T4">MITM-</text:span>защита <text:tab/><text:tab/><text:tab/>включена</text:p>
        </text:list-item>
        <text:list-item>
          <text:p text:style-name="P13"><text:span text:style-name="T4">Out-Of-Bound </text:span>аутентификация:<text:tab/>выключена</text:p>
        </text:list-item>
        <text:list-item>
          <text:p text:style-name="P13">Минимальный размер ключа:<text:tab/>7 байт</text:p>
        </text:list-item>
        <text:list-item>
          <text:p text:style-name="P13">Максимальный размер ключа:<text:tab/>16 байт</text:p>
        </text:list-item>
        <text:list-item>
          <text:p text:style-name="P13">Пин клиента фиксированный:<text:tab/>"123456" (потом будет заменен).<text:tab/></text:p>
        </text:list-item>
      </text:list>
      <text:p text:style-name="P8"/>
      <text:p text:style-name="P10">Первичный сервис — PRIMARY SERVICE</text:p>
      <text:p text:style-name="P8">Сервис, добавленный и включенный в сервере соответствует спецификации GATT. </text:p>
      <text:p text:style-name="P9">Данные сервиса:</text:p>
      <text:list xml:id="list7616526221665712974" text:style-name="WW8Num3">
        <text:list-item>
          <text:p text:style-name="P14">UUID <text:span text:style-name="T4">Type</text:span>: <text:tab/>128-<text:span text:style-name="T4">bit</text:span> UUID</text:p>
        </text:list-item>
      </text:list>
      <text:list xml:id="list5213762679864021299" text:style-name="WW8Num4">
        <text:list-item>
          <text:p text:style-name="P15"><text:span text:style-name="T4">UUID128:<text:tab/></text:span><text:span text:style-name="T2">D973F230-B19E-11E2-9E96-0800200C9A66</text:span></text:p>
        </text:list-item>
        <text:list-item>
          <text:p text:style-name="P15"><text:span text:style-name="T2">Handle </text:span><text:span text:style-name="T19">Num<text:tab/>0x0010</text:span></text:p>
        </text:list-item>
      </text:list>
      <text:p text:style-name="P8"/>
      <text:p text:style-name="P8"/>
      <text:p text:style-name="P1">Сервис включает в себя <text:change-start text:change-id="ct83769232"/><text:span text:style-name="T1">9</text:span><text:change-end text:change-id="ct83769232"/><text:change text:change-id="ct82634208"/> характеристики:</text:p>
      <text:p text:style-name="Standard"><text:span text:style-name="T3">1. </text:span><text:span text:style-name="T5">Time</text:span><text:span text:style-name="T3">-</text:span><text:span text:style-name="T5">Char</text:span><text:span text:style-name="T3"> – </text:span>Текущее время в формате UNIX <text:span text:style-name="T4">Time</text:span>.</text:p>
      <text:p text:style-name="P16">Данные характеристики:</text:p>
      <text:list xml:id="list7741377519415814017" text:style-name="WW8Num5">
        <text:list-item>
          <text:p text:style-name="P18">UUID Type: <text:tab/>128-bit UUID</text:p>
        </text:list-item>
        <text:list-item>
          <text:p text:style-name="P17"><text:span text:style-name="T4">UUID128:<text:tab/> </text:span><text:span text:style-name="T2">D973F231-B19E-11E2-9E96-0800200C9A66</text:span></text:p>
        </text:list-item>
        <text:list-item>
          <text:p text:style-name="P17">Доступ:<text:tab/><text:span text:style-name="T19">Чтение, Запись без запроса</text:span></text:p>
        </text:list-item>
        <text:list-item>
          <text:p text:style-name="P17">Максимальная длина поля <text:s/>характеристики:<text:tab/>10 байт</text:p>
        </text:list-item>
        <text:list-item>
          <text:p text:style-name="P17">Длина поля данных:<text:tab/>4 байта</text:p>
        </text:list-item>
        <text:list-item>
          <text:p text:style-name="P17"><text:span text:style-name="T4">Handle</text:span><text:tab/>0<text:span text:style-name="T4">x11</text:span></text:p>
        </text:list-item>
        <text:list-item>
          <text:p text:style-name="P17"><text:span text:style-name="T4">Handle Data</text:span><text:tab/>0х12</text:p>
        </text:list-item>
        <text:list-item>
          <text:p text:style-name="P17">Состав поля данных:<text:tab/>UNIX <text:span text:style-name="T4">Time</text:span></text:p>
        </text:list-item>
      </text:list>
      <text:p text:style-name="P8"><text:tab/><text:tab/></text:p>
      <text:p text:style-name="P22"><text:span text:style-name="T3">2. toMinMax-</text:span><text:span text:style-name="T5">Char</text:span><text:span text:style-name="T3"> – </text:span>Минимальное и максимальное допустимые значения показаний датчиков <text:s/>температуры.</text:p>
      <text:p text:style-name="P22"><text:tab/></text:p>
      <text:p text:style-name="P22"><text:tab/><text:span text:style-name="T21">Значение температуры</text:span> представлено целым 12-битным числом со знаком. Старший разряд — знаковый. Разрешение числа: 1 разряд = 0.0625 гр. С. Соответственно, пределы значений температуры: -55 гр. С - +125 гр.С.</text:p>
      <text:p text:style-name="P23"/>
      <text:p text:style-name="P16">Данные характеристики:</text:p>
      <text:list xml:id="list205449916783498" text:continue-numbering="true" text:style-name="WW8Num5">
        <text:list-item>
          <text:p text:style-name="P18">UUID Type: <text:tab/>128-bit UUID</text:p>
        </text:list-item>
        <text:list-item>
          <text:p text:style-name="P17"><text:span text:style-name="T4">UUID128:<text:tab/> </text:span><text:span text:style-name="T2">D973F232-B19E-11E2-9E96-0800200C9A66</text:span></text:p>
        </text:list-item>
        <text:list-item>
          <text:p text:style-name="P17">Доступ:<text:tab/><text:span text:style-name="T19">Чтение, Запись</text:span></text:p>
        </text:list-item>
        <text:list-item>
          <text:p text:style-name="P17">Максимальная длина поля <text:s/>характеристики:<text:tab/>4 байт</text:p>
        </text:list-item>
        <text:list-item>
          <text:p text:style-name="P17">Длина поля данных:<text:tab/>4 байта</text:p>
        </text:list-item>
        <text:list-item>
          <text:p text:style-name="P17"><text:soft-page-break/><text:span text:style-name="T4">Handle</text:span><text:tab/>0<text:span text:style-name="T4">x13</text:span></text:p>
        </text:list-item>
        <text:list-item>
          <text:p text:style-name="P17"><text:span text:style-name="T4">Handle Data</text:span><text:tab/>0х14</text:p>
        </text:list-item>
        <text:list-item>
          <text:p text:style-name="P17">Состав поля данных:<text:tab/>0,1 байты — Значение минимальной температуры<text:line-break/><text:tab/>2,3 байты — Значение максимальной температуры</text:p>
        </text:list-item>
      </text:list>
      <text:p text:style-name="P5"><text:tab/><text:tab/></text:p>
      <text:p text:style-name="P3"><text:span text:style-name="T5">3</text:span><text:span text:style-name="T3">. </text:span><text:span text:style-name="T5">toCur_Char – </text:span>Текущее значение показаний датчиков температуры</text:p>
      <text:p text:style-name="Standard"/>
      <text:p text:style-name="P24"><text:span text:style-name="T21">Значение температуры</text:span> представлено целым 12-битным числом со знаком. Старший разряд — знаковый. Разрешение числа: 1 разряд = 0.0625 гр. С. Соответственно, пределы значений температуры: -55 гр. С - +125 гр.С.</text:p>
      <text:p text:style-name="P24">В одной записи находится значения не более 6-и датчиков в формате:</text:p>
      <text:p text:style-name="P24"><text:tab/>байт 0+n*3 — логический номер датчика n,</text:p>
      <text:p text:style-name="P24"><text:tab/>байты 1-2+n*3 — значение температуры датчика n.</text:p>
      <text:p text:style-name="P24">При чтении характеристика обновляется циклически: выводятся показания следующего <text:s/>набора датчиков, или <text:s/>начиная с 0-го, если до этого были считаны показания всех датчиков</text:p>
      <text:p text:style-name="P24"/>
      <text:p text:style-name="P16">Данные характеристики:</text:p>
      <text:list xml:id="list205448450859875" text:continue-numbering="true" text:style-name="WW8Num5">
        <text:list-item>
          <text:p text:style-name="P18">UUID Type: <text:tab/>128-bit UUID</text:p>
        </text:list-item>
        <text:list-item>
          <text:p text:style-name="P17"><text:span text:style-name="T4">UUID128:<text:tab/> </text:span><text:span text:style-name="T2">D973F233-B19E-11E2-9E96-0800200C9A66</text:span></text:p>
        </text:list-item>
        <text:list-item>
          <text:p text:style-name="P17">Доступ:<text:tab/><text:span text:style-name="T19">Чтение, Индикация</text:span></text:p>
        </text:list-item>
        <text:list-item>
          <text:p text:style-name="P17">Максимальная длина поля <text:s/>характеристики:<text:tab/>18 байт</text:p>
        </text:list-item>
        <text:list-item>
          <text:p text:style-name="P17">Длина поля данных:<text:tab/>3-18 байт</text:p>
        </text:list-item>
        <text:list-item>
          <text:p text:style-name="P17"><text:span text:style-name="T4">Handle</text:span><text:tab/>0<text:span text:style-name="T4">x15</text:span></text:p>
        </text:list-item>
        <text:list-item>
          <text:p text:style-name="P17"><text:span text:style-name="T4">Handle Data</text:span><text:tab/>0х16</text:p>
        </text:list-item>
        <text:list-item>
          <text:p text:style-name="P17"><text:span text:style-name="T4">Handle Indication</text:span><text:tab/>0x17</text:p>
        </text:list-item>
        <text:list-item>
          <text:p text:style-name="P17">Состав поля данных:<text:tab/>0 байт — Номер датчика<text:line-break/><text:tab/>1,2 байты — Значение температуры датчика<text:line-break/><text:tab/>3 байт — Номер следующего датчика<text:line-break/><text:tab/>4,5 байты — Значение температуры датчика<text:line-break/><text:tab/>. . .</text:p>
        </text:list-item>
      </text:list>
      <text:p text:style-name="P19"/>
      <text:p text:style-name="P3"><text:span text:style-name="T5">4</text:span><text:span text:style-name="T3">. dd</text:span><text:span text:style-name="T5">Cur_Char – </text:span>Текущее значение показаний датчиков состояния дверей</text:p>
      <text:p text:style-name="Standard"/>
      <text:p text:style-name="P24"><text:span text:style-name="T21">Показания состояния дверей</text:span> представлены в виде битового поля: Номер бита соответствует номеру датчика двери. Значение состояния: 0 — закрыто, 1 — открыто.</text:p>
      <text:p text:style-name="P24"/>
      <text:p text:style-name="P16">Данные характеристики:</text:p>
      <text:list xml:id="list205449746166309" text:continue-numbering="true" text:style-name="WW8Num5">
        <text:list-item>
          <text:p text:style-name="P18">UUID Type: <text:tab/>128-bit UUID</text:p>
        </text:list-item>
        <text:list-item>
          <text:p text:style-name="P17"><text:span text:style-name="T4">UUID128:<text:tab/> </text:span><text:span text:style-name="T2">D973F234-B19E-11E2-9E96-0800200C9A66</text:span></text:p>
        </text:list-item>
        <text:list-item>
          <text:p text:style-name="P17">Доступ:<text:tab/><text:span text:style-name="T19">Чтение, Индикация</text:span></text:p>
        </text:list-item>
        <text:list-item>
          <text:p text:style-name="P17">Максимальная длина поля <text:s/>характеристики:<text:tab/>16 байт</text:p>
        </text:list-item>
        <text:list-item>
          <text:p text:style-name="P17">Длина поля данных:<text:tab/>8 байта</text:p>
        </text:list-item>
        <text:list-item>
          <text:p text:style-name="P17"><text:span text:style-name="T4">Handle</text:span><text:tab/>0<text:span text:style-name="T4">x18</text:span></text:p>
        </text:list-item>
        <text:list-item>
          <text:p text:style-name="P17"><text:span text:style-name="T4">Handle Data</text:span><text:tab/>0х19</text:p>
        </text:list-item>
        <text:list-item>
          <text:p text:style-name="P17"><text:span text:style-name="T4">Handle Indication</text:span> <text:span text:style-name="T4">Descriptor</text:span><text:tab/>0x1A</text:p>
        </text:list-item>
        <text:list-item>
          <text:p text:style-name="P17">Состав поля данных:<text:tab/>0 бит — Значение датчика двери 0<text:line-break/><text:tab/>1 бит — Значение датчика двери 1<text:line-break/><text:tab/>. . .</text:p>
        </text:list-item>
      </text:list>
      <text:p text:style-name="P3"><text:span text:style-name="T5">5</text:span><text:span text:style-name="T3">. owDevID</text:span><text:span text:style-name="T5">_Char – </text:span><text:span text:style-name="T13">Список устройств, обнаруженных на шине 1-wire</text:span></text:p>
      <text:p text:style-name="Standard"/>
      <text:p text:style-name="P24">Список записей устройств. Вывод осуществляется циклически — одно чтение — одно устройство.</text:p>
      <text:p text:style-name="P24"/>
      <text:p text:style-name="P16">Данные характеристики:</text:p>
      <text:list xml:id="list205449684804331" text:continue-numbering="true" text:style-name="WW8Num5">
        <text:list-item>
          <text:p text:style-name="P18">UUID Type: <text:tab/>128-bit UUID</text:p>
        </text:list-item>
        <text:list-item>
          <text:p text:style-name="P17"><text:span text:style-name="T4">UUID128:<text:tab/> </text:span><text:span text:style-name="T2">D973F235-B19E-11E2-9E96-0800200C9A66</text:span></text:p>
        </text:list-item>
        <text:list-item>
          <text:p text:style-name="P17"><text:soft-page-break/>Доступ:<text:tab/><text:span text:style-name="T19">Чтение, Уведомление</text:span></text:p>
        </text:list-item>
        <text:list-item>
          <text:p text:style-name="P17">Максимальная длина поля <text:s/>характеристики:<text:tab/>11 байт</text:p>
        </text:list-item>
        <text:list-item>
          <text:p text:style-name="P17">Длина поля данных:<text:tab/>11 байта</text:p>
        </text:list-item>
        <text:list-item>
          <text:p text:style-name="P17"><text:span text:style-name="T4">Handle</text:span><text:tab/>0<text:span text:style-name="T4">x1B</text:span></text:p>
        </text:list-item>
        <text:list-item>
          <text:p text:style-name="P17"><text:span text:style-name="T4">Handle Data</text:span><text:tab/>0х1C</text:p>
        </text:list-item>
        <text:list-item>
          <text:p text:style-name="P17"><text:span text:style-name="T4">Handle Indication</text:span> <text:span text:style-name="T4">Descriptor</text:span><text:tab/>0x1D</text:p>
        </text:list-item>
        <text:list-item>
          <text:p text:style-name="P17">Состав поля данных:<text:tab/>0 бит — Логический номер датчика<text:line-break/><text:tab/>1 бит — Тип датчика: <text:tab/>1 — Датчик двери, <text:line-break/><text:tab/><text:tab/><text:tab/><text:tab/><text:tab/>2 — Датчик температуры<text:line-break/><text:tab/>2 бит — Ошибка датчика: 0 — ошибок нет,<text:line-break/><text:tab/><text:tab/><text:tab/><text:tab/><text:tab/>не 0 — ошибка датчика<text:line-break/><text:tab/>3-1 бит — 64бит ID датчика (1-Wire ROM)<text:line-break/><text:tab/>. . .</text:p>
        </text:list-item>
      </text:list>
      <text:p text:style-name="P19"/>
      <text:p text:style-name="Standard"><text:span text:style-name="T5">6</text:span><text:span text:style-name="T3">. </text:span><text:span text:style-name="T5">alrmId_Char – </text:span><text:span text:style-name="T20">Список идентификаторов поддерживаемых тревожных оповещений</text:span></text:p>
      <text:p text:style-name="P24"><text:span text:style-name="T21">Список идентификаторов</text:span> представлен в виде битового поля: <text:s/></text:p>
      <text:p text:style-name="P24"><text:tab/>0 бит — Общая тревога</text:p>
      <text:p text:style-name="P24"><text:tab/>1 бит — Изменение состояния датчика/датчиков состояния двери</text:p>
      <text:p text:style-name="P24"><text:tab/>2 бит — Значение температуры больше допустимого максимума</text:p>
      <text:p text:style-name="P24"><text:tab/>3 бит — Значение температуры меньше допустимого минимума</text:p>
      <text:p text:style-name="P24"><text:tab/>4 бит — Неисправность датчика/датчиков состояния двери </text:p>
      <text:p text:style-name="P24"><text:tab/>5 бит — Неисправность датчика/датчиков температуры</text:p>
      <text:p text:style-name="P24"><text:tab/>6 бит — Ошибка записи/чтения файла логирования</text:p>
      <text:p text:style-name="P24"><text:tab/>7 бит — Аппаратная ошибка контроллера</text:p>
      <text:p text:style-name="P24">Значение состояния: 0 — оповещение включено, 1 — запрещено.</text:p>
      <text:p text:style-name="P24"/>
      <text:p text:style-name="P16">Данные характеристики:</text:p>
      <text:list xml:id="list205449041886421" text:continue-numbering="true" text:style-name="WW8Num5">
        <text:list-item>
          <text:p text:style-name="P18">UUID Type: <text:tab/>128-bit UUID</text:p>
        </text:list-item>
        <text:list-item>
          <text:p text:style-name="P17"><text:span text:style-name="T4">UUID128:<text:tab/> </text:span><text:span text:style-name="T2">D973F241-B19E-11E2-9E96-0800200C9A66</text:span></text:p>
        </text:list-item>
        <text:list-item>
          <text:p text:style-name="P17">Доступ:<text:tab/><text:span text:style-name="T19">Чтение</text:span></text:p>
        </text:list-item>
        <text:list-item>
          <text:p text:style-name="P17">Максимальная длина поля <text:s/>характеристики:<text:tab/>1 байт</text:p>
        </text:list-item>
        <text:list-item>
          <text:p text:style-name="P17">Длина поля данных:<text:tab/>1 байта</text:p>
        </text:list-item>
        <text:list-item>
          <text:p text:style-name="P17"><text:span text:style-name="T4">Handle</text:span><text:tab/>0<text:span text:style-name="T4">x1E</text:span></text:p>
        </text:list-item>
        <text:list-item>
          <text:p text:style-name="P17"><text:span text:style-name="T4">Handle Data</text:span><text:tab/>0х1F</text:p>
        </text:list-item>
        <text:list-item>
          <text:p text:style-name="P17"><text:span text:style-name="T4">Handle Indication</text:span> <text:span text:style-name="T4">Descriptor</text:span><text:tab/>0x20</text:p>
        </text:list-item>
        <text:list-item>
          <text:p text:style-name="P17">Состав поля данных:<text:tab/>0 байт — Битовое поля Идентификаторов оповещения:<text:line-break/><text:line-break/><text:tab/>0 бит — Общая тревога вкл/выкл<text:line-break/><text:tab/>1 бит — Изменение значение датчика двери вкл/выкл<text:line-break/><text:tab/>. . .</text:p>
        </text:list-item>
      </text:list>
      <text:p text:style-name="P19"/>
      <text:p text:style-name="P3"><text:span text:style-name="T5">7</text:span><text:span text:style-name="T3">. alrmNew</text:span><text:span text:style-name="T5">_Char – </text:span>Новое тревожное оповещение</text:p>
      <text:p text:style-name="Standard"/>
      <text:p text:style-name="P24"><text:span text:style-name="T21">Новое тревожное оповещение</text:span> представлено в виде 2-х байт: <text:line-break/><text:tab/>0-й байт Битовое поле идентификаторов сработавших оповещений. <text:line-break/><text:tab/>1-й байт общий счетчик сработавших оповещений.</text:p>
      <text:p text:style-name="P24"/>
      <text:p text:style-name="P16">Данные характеристики:</text:p>
      <text:list xml:id="list205448287229377" text:continue-numbering="true" text:style-name="WW8Num5">
        <text:list-item>
          <text:p text:style-name="P18">UUID Type: <text:tab/>128-bit UUID</text:p>
        </text:list-item>
        <text:list-item>
          <text:p text:style-name="P17"><text:span text:style-name="T4">UUID128:<text:tab/> </text:span><text:span text:style-name="T2">D973F242-B19E-11E2-9E96-0800200C9A66</text:span></text:p>
        </text:list-item>
        <text:list-item>
          <text:p text:style-name="P17">Доступ:<text:tab/><text:span text:style-name="T19">Чтение, Уведомление</text:span></text:p>
        </text:list-item>
        <text:list-item>
          <text:p text:style-name="P17">Максимальная длина поля <text:s/>характеристики:<text:tab/>4 байт</text:p>
        </text:list-item>
        <text:list-item>
          <text:p text:style-name="P17">Длина поля данных:<text:tab/>2 байта</text:p>
        </text:list-item>
        <text:list-item>
          <text:p text:style-name="P17"><text:span text:style-name="T4">Handle</text:span><text:tab/>0<text:span text:style-name="T4">x21</text:span></text:p>
        </text:list-item>
        <text:list-item>
          <text:p text:style-name="P17"><text:span text:style-name="T4">Handle Data</text:span><text:tab/>0х22</text:p>
        </text:list-item>
        <text:list-item>
          <text:p text:style-name="P17"><text:span text:style-name="T4">Handle Notification</text:span> <text:span text:style-name="T4">Descriptor</text:span><text:tab/>0x23</text:p>
        </text:list-item>
        <text:list-item>
          <text:p text:style-name="P17"><text:soft-page-break/>Состав поля данных:<text:tab/>0 байт — Значение идентификаторов сработавших <text:tab/>оповещений<text:line-break/><text:tab/>1 байт — Значение общего счетчика новых <text:tab/>оповещений<text:line-break/></text:p>
        </text:list-item>
      </text:list>
      <text:p text:style-name="P3"><text:span text:style-name="T5">8</text:span><text:span text:style-name="T3">. </text:span><text:span text:style-name="T5">alrmNorRead_Char – </text:span>Непрочитанные оповещения</text:p>
      <text:p text:style-name="Standard"/>
      <text:p text:style-name="P24"><text:span text:style-name="T21">Непрочитанные тревожные оповещения</text:span> представлены в виде 2-х байт: <text:line-break/><text:tab/>0-й байт — Битовое поле идентификаторов непрочитанных оповещений</text:p>
      <text:p text:style-name="P24"><text:tab/>1-й байт — Счетчик непрочитанных оповещений.</text:p>
      <text:p text:style-name="P25">Примечание: <text:line-break/><text:tab/>При записи новых данных в характеристику "Новое оповещение" сервером счетчик непрочитанных оповещений увеличивается на 1. <text:line-break/><text:tab/>При считывании характеристики "Новое оповещение" клиентом счетчик непрочитанных оповещений уменьшается на 1.</text:p>
      <text:p text:style-name="P25"><text:tab/>При считывании характеристики "Непрочитанные оповещения" клиентом счетчик непрочитанных оповещений обнуляется.</text:p>
      <text:p text:style-name="P24"/>
      <text:p text:style-name="P16">Данные характеристики:</text:p>
      <text:list xml:id="list205448426416882" text:continue-numbering="true" text:style-name="WW8Num5">
        <text:list-item>
          <text:p text:style-name="P18">UUID Type: <text:tab/>128-bit UUID</text:p>
        </text:list-item>
        <text:list-item>
          <text:p text:style-name="P17"><text:span text:style-name="T4">UUID128:<text:tab/> </text:span><text:span text:style-name="T2">D973F2</text:span><text:change-start text:change-id="ct102277696"/><text:span text:style-name="T16">4</text:span><text:change-end text:change-id="ct102277696"/><text:span text:style-name="T2">3</text:span><text:change text:change-id="ct88302000"/><text:span text:style-name="T2">-B19E-11E2-9E96-0800200C9A66</text:span></text:p>
        </text:list-item>
        <text:list-item>
          <text:p text:style-name="P17">Доступ:<text:tab/><text:span text:style-name="T19">Чтение, Индикация</text:span></text:p>
        </text:list-item>
        <text:list-item>
          <text:p text:style-name="P17">Максимальная длина поля <text:s/>характеристики:<text:tab/>16 байт</text:p>
        </text:list-item>
        <text:list-item>
          <text:p text:style-name="P17">Длина поля данных:<text:tab/>8 байта</text:p>
        </text:list-item>
        <text:list-item>
          <text:p text:style-name="P17"><text:span text:style-name="T4">Handle</text:span><text:tab/>0<text:span text:style-name="T4">x24</text:span></text:p>
        </text:list-item>
        <text:list-item>
          <text:p text:style-name="P17"><text:span text:style-name="T4">Handle Data</text:span><text:tab/>0х25</text:p>
        </text:list-item>
        <text:list-item>
          <text:p text:style-name="P17"><text:span text:style-name="T4">Handle Notification</text:span> <text:span text:style-name="T4">Descriptor</text:span><text:tab/>0x26</text:p>
        </text:list-item>
        <text:list-item>
          <text:p text:style-name="P17">Состав поля данных:<text:tab/>0 байт — Значение ID непрочитанных <text:tab/>оповещений<text:line-break/><text:tab/>1 байт — Значение счетчика непрочитанных<text:tab/>оповещений<text:line-break/></text:p>
        </text:list-item>
      </text:list>
      <text:p text:style-name="P3"><text:span text:style-name="T5">9</text:span><text:span text:style-name="T3">. toLog</text:span><text:span text:style-name="T5">_Char – </text:span><text:span text:style-name="T4">Передача записей л</text:span>огов температуры</text:p>
      <text:p text:style-name="Standard"/>
      <text:p text:style-name="P24"><text:span text:style-name="T21">Записи логов</text:span> представлены в виде записей :</text:p>
      <text:p text:style-name="P24"><text:tab/>Запись длиной не более 20 байт состоит из :</text:p>
      <text:p text:style-name="P24"><text:tab/><text:tab/>поле0 — 4 байта: Метка времени записи лога — UNIX Time</text:p>
      <text:p text:style-name="P24"><text:tab/><text:tab/>поле1 — 2 байта: Запись показания датчика температуры</text:p>
      <text:p text:style-name="P26"><text:tab/>- Старшие 4 бита поля: Логический номер датчика<text:line-break/><text:tab/>- Младшие 12 бит поля: Значение температуры</text:p>
      <text:p text:style-name="P24"><text:tab/><text:tab/>поле2</text:p>
      <text:p text:style-name="P24"><text:tab/><text:tab/><text:tab/>. . .</text:p>
      <text:p text:style-name="P24"/>
      <text:p text:style-name="P24"><text:tab/><text:tab/>поле6</text:p>
      <text:p text:style-name="P24"><text:tab/>Примечание: Записи логирования могут иметь особые значения:</text:p>
      <text:p text:style-name="P24"><text:tab/>1. Запись заполнена значением 0x00 — нет непрочитанных записей.</text:p>
      <text:p text:style-name="P24"><text:tab/>2. Запись заполнена значением 0xFF — ошибка чтения записи логирования из файла.<text:line-break/><text:line-break/><text:span text:style-name="T23">Данные характеристики:</text:span></text:p>
      <text:list xml:id="list205449132872468" text:continue-numbering="true" text:style-name="WW8Num5">
        <text:list-item>
          <text:p text:style-name="P18">UUID Type: <text:tab/>128-bit UUID</text:p>
        </text:list-item>
        <text:list-item>
          <text:p text:style-name="P17"><text:span text:style-name="T4">UUID128:<text:tab/> </text:span><text:span text:style-name="T2">D973F252-B19E-11E2-9E96-0800200C9A66</text:span></text:p>
        </text:list-item>
        <text:list-item>
          <text:p text:style-name="P17">Доступ:<text:tab/><text:span text:style-name="T19">Чтение, Уведомление</text:span></text:p>
        </text:list-item>
        <text:list-item>
          <text:p text:style-name="P17">Максимальная длина поля <text:s/>характеристики:<text:tab/>20 байт</text:p>
        </text:list-item>
        <text:list-item>
          <text:p text:style-name="P17">Длина поля данных:<text:tab/>6-20 байт</text:p>
        </text:list-item>
        <text:list-item>
          <text:p text:style-name="P17"><text:span text:style-name="T4">Handle</text:span><text:tab/>0<text:span text:style-name="T4">x28</text:span></text:p>
        </text:list-item>
        <text:list-item>
          <text:p text:style-name="P17"><text:span text:style-name="T4">Handle Data</text:span><text:tab/>0х29</text:p>
        </text:list-item>
        <text:list-item>
          <text:p text:style-name="P17"><text:span text:style-name="T4">Handle Notification</text:span> <text:span text:style-name="T4">Descriptor</text:span><text:tab/>0x2A</text:p>
        </text:list-item>
        <text:list-item>
          <text:p text:style-name="P31">Состав поля данных:<text:tab/>0-3 байт <text:s/><text:tab/>Метка времени UNIX Time записи для <text:soft-page-break/><text:tab/><text:tab/>датчиков температуры<text:line-break/><text:tab/>4-20 байт <text:tab/><text:span text:style-name="T24">Значения показаний датчиков температуры</text:span><text:line-break/><text:tab/>12-15 байт<text:tab/>Метка времени UNIX Time записи для <text:tab/><text:tab/>датчиков состояния двери.<text:line-break/><text:tab/>16 байт <text:tab/>Битовое поле значений датчиков <text:tab/><text:tab/><text:tab/>состояния двери</text:p>
        </text:list-item>
      </text:list>
      <text:p text:style-name="P30"/>
      <text:p text:style-name="P3"><text:change text:change-id="ct99852448"/><text:change-start text:change-id="ct96917760"/><text:span text:style-name="T7">9</text:span><text:change-end text:change-id="ct96917760"/><text:span text:style-name="T3">а. toLogRequest_</text:span><text:span text:style-name="T5">Descriptor</text:span><text:span text:style-name="T3"> – </text:span>Дескриптор запроса передачи записей логов</text:p>
      <text:p text:style-name="Standard"><text:tab/>Для получения доступа к файлу логов датчиков температуры необходимо записать в данный дескриптор ненулевое значение: 0x01. При записи значения 0x00 доступ к записям логов прекращается: при попытке считывания будут выводиться пустые значения (0000...).</text:p>
      <text:p text:style-name="Standard"/>
      <text:p text:style-name="P27">Данные характеристики:</text:p>
      <text:list xml:id="list205449552144796" text:continue-numbering="true" text:style-name="WW8Num5">
        <text:list-item>
          <text:p text:style-name="P18">UUID Type: <text:tab/>16-bit UUID</text:p>
        </text:list-item>
        <text:list-item>
          <text:p text:style-name="P17"><text:span text:style-name="T4">UUID1</text:span><text:change text:change-id="ct81229520"/><text:change-start text:change-id="ct86733600"/><text:span text:style-name="T14">6</text:span><text:change-end text:change-id="ct86733600"/><text:span text:style-name="T4">:<text:tab/> </text:span><text:span text:style-name="T2">0x29FE</text:span></text:p>
        </text:list-item>
        <text:list-item>
          <text:p text:style-name="P17">Доступ:<text:tab/>Запись</text:p>
        </text:list-item>
        <text:list-item>
          <text:p text:style-name="P17">Длина данных:<text:tab/>1 байт</text:p>
        </text:list-item>
        <text:list-item>
          <text:p text:style-name="P17"><text:span text:style-name="T4">Handle</text:span><text:tab/>0<text:span text:style-name="T4">x2B</text:span></text:p>
        </text:list-item>
        <text:list-item>
          <text:p text:style-name="P17">Состав данных:<text:tab/>0 бит — <text:s/>Запрос записи логов з<text:span text:style-name="T24">начения показаний <text:tab/><text:tab/><text:tab/><text:tab/>датчиков температуры </text:span><text:line-break/></text:p>
        </text:list-item>
      </text:list>
      <text:p text:style-name="P30"/>
      <text:p text:style-name="P3"><text:change text:change-id="ct99826080"/><text:change-start text:change-id="ct99489056"/><text:span text:style-name="T12">10</text:span><text:change-end text:change-id="ct99489056"/><text:span text:style-name="T3">. toLog</text:span><text:span text:style-name="T5">_Char – </text:span><text:span text:style-name="T4">Передача записей л</text:span>огов температуры</text:p>
      <text:p text:style-name="Standard"/>
      <text:p text:style-name="P24"><text:span text:style-name="T21">Записи логов</text:span> представлены в виде записей :</text:p>
      <text:p text:style-name="P24"><text:tab/>Запись длиной не более 20 байт состоит из :</text:p>
      <text:p text:style-name="P24"><text:tab/><text:tab/>поле0 — 4 байта: Метка времени записи лога — UNIX Time</text:p>
      <text:p text:style-name="P24"><text:tab/><text:tab/>поле1 — 2 байта: Битовое поле записей показания датчиков дверей</text:p>
      <text:p text:style-name="P26"/>
      <text:p text:style-name="P24"><text:tab/>Примечание: Записи логирования могут иметь особые значения:</text:p>
      <text:p text:style-name="P24"><text:tab/>1. Запись заполнена значением 0x00 — нет непрочитанных записей.</text:p>
      <text:p text:style-name="P24"><text:tab/>2. Запись заполнена значением 0xFF — ошибка чтения записи логирования из файла.<text:line-break/><text:line-break/><text:span text:style-name="T23">Данные характеристики:</text:span></text:p>
      <text:list xml:id="list205448362669782" text:continue-numbering="true" text:style-name="WW8Num5">
        <text:list-item>
          <text:p text:style-name="P18">UUID Type: <text:tab/>128-bit UUID</text:p>
        </text:list-item>
        <text:list-item>
          <text:p text:style-name="P17"><text:span text:style-name="T4">UUID1</text:span><text:change text:change-id="ct83807248"/><text:change-start text:change-id="ct99529696"/><text:span text:style-name="T14">28</text:span><text:change-end text:change-id="ct99529696"/><text:span text:style-name="T4">:<text:tab/> </text:span><text:span text:style-name="T2">D973F25</text:span><text:change text:change-id="ct97078544"/><text:change-start text:change-id="ct99743760"/><text:span text:style-name="T17">3</text:span><text:change-end text:change-id="ct99743760"/><text:span text:style-name="T2">-B19E-11E2-9E96-0800200C9A66</text:span></text:p>
        </text:list-item>
        <text:list-item>
          <text:p text:style-name="P17">Доступ:<text:tab/><text:span text:style-name="T19">Чтение, Уведомление</text:span></text:p>
        </text:list-item>
        <text:list-item>
          <text:p text:style-name="P17">Максимальная длина поля <text:s/>характеристики:<text:tab/>20 байт</text:p>
        </text:list-item>
        <text:list-item>
          <text:p text:style-name="P17">Длина поля данных:<text:tab/>6-20 байт</text:p>
        </text:list-item>
        <text:list-item>
          <text:p text:style-name="P17"><text:span text:style-name="T4">Handle</text:span><text:tab/>0<text:span text:style-name="T4">x2C</text:span></text:p>
        </text:list-item>
        <text:list-item>
          <text:p text:style-name="P17"><text:span text:style-name="T4">Handle Data</text:span><text:tab/>0х2D</text:p>
        </text:list-item>
        <text:list-item>
          <text:p text:style-name="P17"><text:span text:style-name="T4">Handle Notification</text:span> <text:span text:style-name="T4">Descriptor</text:span><text:tab/>0x2E</text:p>
        </text:list-item>
        <text:list-item>
          <text:p text:style-name="P31">Состав поля данных:<text:tab/>0-3 байт <text:s/><text:tab/>Метка времени UNIX Time записи для <text:tab/><text:tab/>датчиков температуры<text:line-break/><text:tab/>4-5 байты <text:tab/><text:span text:style-name="T24">Значения показаний датчиков дверей</text:span><text:line-break/></text:p>
        </text:list-item>
      </text:list>
      <text:p text:style-name="P30"/>
      <text:p text:style-name="P3"><text:change text:change-id="ct103829968"/><text:change-start text:change-id="ct100762864"/><text:span text:style-name="T7">10</text:span><text:change-end text:change-id="ct100762864"/><text:span text:style-name="T3">а. toLogRequest_</text:span><text:span text:style-name="T5">Descriptor</text:span><text:span text:style-name="T3"> – </text:span>Дескриптор запроса передачи записей логов</text:p>
      <text:p text:style-name="Standard"><text:tab/>Для получения доступа к файлу логов датчиков температуры необходимо записать в данный дескриптор ненулевое значение: 0x01. При записи значения 0x00 доступ к записям логов прекращается: при попытке считывания будут выводиться пустые значения (0000...).</text:p>
      <text:p text:style-name="Standard"/>
      <text:p text:style-name="P27">Данные характеристики:</text:p>
      <text:list xml:id="list205448859527826" text:continue-numbering="true" text:style-name="WW8Num5">
        <text:list-item>
          <text:p text:style-name="P18">UUID Type: <text:tab/>16-bit UUID</text:p>
        </text:list-item>
        <text:list-item>
          <text:p text:style-name="P17"><text:span text:style-name="T4">UUID1</text:span><text:change text:change-id="ct83506048"/><text:change-start text:change-id="ct99200240"/><text:span text:style-name="T14">6</text:span><text:change-end text:change-id="ct99200240"/><text:span text:style-name="T4">:<text:tab/> </text:span><text:span text:style-name="T2">0x29F</text:span><text:change text:change-id="ct83955296"/><text:change-start text:change-id="ct79918096"/><text:span text:style-name="T18">F</text:span><text:change-end text:change-id="ct79918096"/></text:p>
        </text:list-item>
        <text:list-item>
          <text:p text:style-name="P17">Доступ:<text:tab/>Запись</text:p>
        </text:list-item>
        <text:list-item>
          <text:p text:style-name="P17"><text:soft-page-break/>Длина данных:<text:tab/>1 байт</text:p>
        </text:list-item>
        <text:list-item>
          <text:p text:style-name="P17"><text:span text:style-name="T4">Handle</text:span><text:tab/>0<text:span text:style-name="T4">x2B</text:span></text:p>
        </text:list-item>
        <text:list-item>
          <text:p text:style-name="P17">Состав данных:<text:tab/>0 бит — <text:s/>Запрос записи логов з<text:span text:style-name="T24">начения показаний <text:tab/><text:tab/><text:tab/><text:tab/>датчиков дверей</text:span><text:line-break/></text:p>
        </text:list-item>
      </text:list>
      <text:p text:style-name="P30"/>
      <text:p text:style-name="P12"><text:span text:style-name="T3">Примечание: </text:span><text:span text:style-name="T22">Номера "хэндлов" могут изменятся — проверять на соответствие с UUID.</text:span></text:p>
      <text:p text:style-name="P3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onospace" svg:font-family="Monospace, 'Times New Roman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Заголовок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Заголовок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Название" style:family="paragraph" style:parent-style-name="Заголовок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Указатель" style:family="paragraph" style:parent-style-name="Standard">
      <style:paragraph-properties text:number-lines="false" text:line-number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лочная_20_цитата" style:display-name="Блочная цитата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Заголовок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language="ru" fo:country="RU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roman" style:font-pitch="variable" fo:language="ru" fo:country="RU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fo:color="#000000" style:font-name="Symbol" fo:font-family="Symbol" style:font-family-generic="roman" style:font-pitch="variable" fo:font-size="10pt" fo:language="ru" fo:country="RU" style:font-size-asian="10pt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fo:color="#000000" style:font-name="Symbol" fo:font-family="Symbol" style:font-family-generic="roman" style:font-pitch="variable" fo:font-size="10pt" fo:language="en" fo:country="US" style:font-size-asian="10pt" style:font-name-complex="OpenSymbol1" style:font-family-complex="OpenSymbol, 'Arial Unicode MS'" style:font-charset-complex="x-symbol" style:font-size-complex="12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Основной_20_шрифт_20_абзаца" style:display-name="Основной шрифт абзаца" style:family="text"/>
    <style:style style:name="Маркеры_20_списка" style:display-name="Маркеры списка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Символ_20_нумерации" style:display-name="Символ нумерации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0.898cm" fo:margin-left="2cm" fo:margin-right="0.797cm" fo:background-color="#ffffff" style:writing-mode="lr-tb" style:layout-grid-color="#c0c0c0" style:layout-grid-lines="50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5:29:00</meta:creation-date>
    <dc:date>2017-11-07T20:54:47.795735936</dc:date>
    <meta:editing-cycles>10</meta:editing-cycles>
    <meta:editing-duration>PT28M20S</meta:editing-duration>
    <meta:generator>LibreOffice/5.2.7.2$Linux_X86_64 LibreOffice_project/20m0$Build-2</meta:generator>
    <meta:document-statistic meta:table-count="0" meta:image-count="0" meta:object-count="0" meta:page-count="6" meta:paragraph-count="188" meta:word-count="1359" meta:character-count="9869" meta:non-whitespace-character-count="8552"/>
  </office:meta>
</office:document-meta>
</file>